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5.9618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b3b3b3" fo:border="0.0008in solid #666666"/>
      <style:text-properties fo:color="#ffffff" fo:font-size="20pt" fo:text-shadow="1pt 1pt"/>
    </style:style>
    <style:style style:name="ce2" style:family="table-cell" style:parent-style-name="Default">
      <style:table-cell-properties fo:background-color="#cccccc" style:vertical-align="top"/>
    </style:style>
    <style:style style:name="ce3" style:family="table-cell" style:parent-style-name="Default">
      <style:table-cell-properties fo:background-color="#e6e6e6" style:vertical-align="top"/>
    </style:style>
    <style:style style:name="ce4" style:family="table-cell" style:parent-style-name="Default">
      <style:table-cell-properties style:vertical-align="top"/>
      <style:text-properties fo:font-weight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in"/>
      <style:text-properties fo:font-weight="bold"/>
    </style:style>
    <style:style style:name="ce7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.139in"/>
      <style:text-properties fo:font-style="italic" fo:font-weight="normal"/>
    </style:style>
    <style:style style:name="ce8" style:family="table-cell" style:parent-style-name="Default" style:data-style-name="N75">
      <style:table-cell-properties style:text-align-source="fix" style:repeat-content="false" style:vertical-align="top"/>
      <style:paragraph-properties fo:text-align="center" fo:margin-left="0in"/>
    </style:style>
    <style:style style:name="ce9" style:family="table-cell" style:parent-style-name="Default" style:data-style-name="N75">
      <style:table-cell-properties fo:background-color="#e6e6e6" style:text-align-source="fix" style:repeat-content="false" style:vertical-align="top"/>
      <style:paragraph-properties fo:text-align="start" fo:margin-left="0.139in"/>
      <style:text-properties fo:font-style="italic" fo:font-weight="normal"/>
    </style:style>
    <style:style style:name="ce10" style:family="table-cell" style:parent-style-name="Default" style:data-style-name="N75">
      <style:table-cell-properties fo:background-color="#e6e6e6" style:text-align-source="fix" style:repeat-content="false" fo:wrap-option="wrap" style:vertical-align="top"/>
      <style:paragraph-properties fo:text-align="start" fo:margin-left="0.139in"/>
      <style:text-properties fo:font-style="italic" fo:font-weight="normal"/>
    </style:style>
    <style:style style:name="ce1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fo:font-weight="bold"/>
    </style:style>
    <style:style style:name="ce12" style:family="table-cell" style:parent-style-name="Default" style:data-style-name="N75"/>
    <style:style style:name="ce13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14" style:family="table-cell" style:parent-style-name="Default">
      <style:table-cell-properties fo:background-color="#e6e6e6" fo:wrap-option="wrap" style:vertical-align="top"/>
    </style:style>
    <style:style style:name="ce15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5"/>
        <table:table-column table:style-name="co1" table:number-columns-repeated="252" table:default-cell-style-name="ce5"/>
        <table:table-row table:style-name="ro1">
          <table:table-cell table:style-name="ce1" office:value-type="string" table:number-columns-spanned="4" table:number-rows-spanned="1">
            <text:p>SOC Schedule for Bertjan, Kpilot, 2007</text:p>
          </table:table-cell>
          <table:covered-table-cell table:number-columns-repeated="3" table:style-name="Default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ce2"/>
          <table:table-cell table:style-name="ce6" office:value-type="string">
            <text:p>From</text:p>
          </table:table-cell>
          <table:table-cell table:style-name="ce6" office:value-type="string">
            <text:p>To</text:p>
          </table:table-cell>
          <table:table-cell table:style-name="ce13" office:value-type="string">
            <text:p>Focus</text:p>
          </table:table-cell>
          <table:table-cell table:number-columns-repeated="252"/>
        </table:table-row>
        <table:table-row table:style-name="ro4">
          <table:table-cell table:style-name="ce3"/>
          <table:table-cell table:style-name="ce7" office:value-type="string" table:number-columns-spanned="3" table:number-rows-spanned="1">
            <text:p>May 28: Students begin coding for their GSoC projects; Google begins issuing initial student payments</text:p>
          </table:table-cell>
          <table:covered-table-cell table:style-name="ce11"/>
          <table:covered-table-cell table:style-name="ce14"/>
          <table:table-cell table:number-columns-repeated="252"/>
        </table:table-row>
        <table:table-row table:style-name="ro3">
          <table:table-cell table:style-name="ce4" office:value-type="string">
            <text:p>Week 01</text:p>
          </table:table-cell>
          <table:table-cell table:style-name="ce8" office:value-type="date" office:date-value="2007-05-28">
            <text:p>May 28, 2007</text:p>
          </table:table-cell>
          <table:table-cell table:style-name="ce8" table:formula="oooc:=[.B5]+5" office:value-type="date" office:date-value="2007-06-02">
            <text:p>Jun 2, 2007</text:p>
          </table:table-cell>
          <table:table-cell office:value-type="string">
            <text:p>Write Use Case documentation of all conduit flows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Week 02</text:p>
          </table:table-cell>
          <table:table-cell table:style-name="ce8" table:formula="oooc:=[.B5]+7" office:value-type="date" office:date-value="2007-06-04">
            <text:p>Jun 4, 2007</text:p>
          </table:table-cell>
          <table:table-cell table:style-name="ce8" table:formula="oooc:=[.B6]+5" office:value-type="date" office:date-value="2007-06-09">
            <text:p>Jun 9, 2007</text:p>
          </table:table-cell>
          <table:table-cell office:value-type="string">
            <text:p>Review and revise Use Case documentation with mentor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Week 03</text:p>
          </table:table-cell>
          <table:table-cell table:style-name="ce8" table:formula="oooc:=[.B6]+7" office:value-type="date" office:date-value="2007-06-11">
            <text:p>Jun 11, 2007</text:p>
          </table:table-cell>
          <table:table-cell table:style-name="ce8" table:formula="oooc:=[.B7]+5" office:value-type="date" office:date-value="2007-06-16">
            <text:p>Jun 16, 2007</text:p>
          </table:table-cell>
          <table:table-cell office:value-type="string">
            <text:p>Create Sequence and Class Diagrams from Use Case documentation for all conduit flows. <text:s/>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Week 04</text:p>
          </table:table-cell>
          <table:table-cell table:style-name="ce8" table:formula="oooc:=[.B7]+7" office:value-type="date" office:date-value="2007-06-18">
            <text:p>Jun 18, 2007</text:p>
          </table:table-cell>
          <table:table-cell table:style-name="ce8" table:formula="oooc:=[.B8]+5" office:value-type="date" office:date-value="2007-06-23">
            <text:p>Jun 23, 2007</text:p>
          </table:table-cell>
          <table:table-cell office:value-type="string">
            <text:p>Review and revise Sequence and Class Diagrams with mentor. <text:s/>All flows and methods should be in SQDs.</text:p>
          </table:table-cell>
          <table:table-cell table:number-columns-repeated="252"/>
        </table:table-row>
        <table:table-row table:style-name="ro5">
          <table:table-cell table:style-name="ce4" office:value-type="string">
            <text:p>Week 05</text:p>
          </table:table-cell>
          <table:table-cell table:style-name="ce8" table:formula="oooc:=[.B8]+7" office:value-type="date" office:date-value="2007-06-25">
            <text:p>Jun 25, 2007</text:p>
          </table:table-cell>
          <table:table-cell table:style-name="ce8" table:formula="oooc:=[.B9]+5" office:value-type="date" office:date-value="2007-06-30">
            <text:p>Jun 30, 2007</text:p>
          </table:table-cell>
          <table:table-cell office:value-type="string">
            <text:p>Review all design documentation to date. Ensure completeness and correctness. <text:s/>Aim for no changes to design after this. <text:s/>If all is complete and signed off, begin writing C++ code for base conduit classes.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Week 06</text:p>
          </table:table-cell>
          <table:table-cell table:style-name="ce8" table:formula="oooc:=[.B9]+7" office:value-type="date" office:date-value="2007-07-02">
            <text:p>Jul 2, 2007</text:p>
          </table:table-cell>
          <table:table-cell table:style-name="ce8" table:formula="oooc:=[.B10]+5" office:value-type="date" office:date-value="2007-07-07">
            <text:p>Jul 7, 2007</text:p>
          </table:table-cell>
          <table:table-cell office:value-type="string">
            <text:p>Write C++ code for base conduit classes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July 9: Students upload code to code.google.com/hosting; mentors begin mid-term evaluations</text:p>
          </table:table-cell>
          <table:covered-table-cell table:style-name="ce12"/>
          <table:covered-table-cell table:style-name="Default"/>
          <table:table-cell table:number-columns-repeated="252"/>
        </table:table-row>
        <table:table-row table:style-name="ro1">
          <table:table-cell table:style-name="ce4" office:value-type="string">
            <text:p>Week 07</text:p>
          </table:table-cell>
          <table:table-cell table:style-name="ce8" table:formula="oooc:=[.B10]+7" office:value-type="date" office:date-value="2007-07-09">
            <text:p>Jul 9, 2007</text:p>
          </table:table-cell>
          <table:table-cell table:style-name="ce8" table:formula="oooc:=[.B12]+5" office:value-type="date" office:date-value="2007-07-14">
            <text:p>Jul 14, 2007</text:p>
          </table:table-cell>
          <table:table-cell office:value-type="string">
            <text:p>Do code review with mentor on base conduit code. <text:s/>Make any necessary corrections. Complete base classes.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July 16: Mid-term evaluation deadline; Google begins issuing mid-term student payments</text:p>
          </table:table-cell>
          <table:covered-table-cell table:style-name="ce12"/>
          <table:covered-table-cell table:style-name="Default"/>
          <table:table-cell table:number-columns-repeated="252"/>
        </table:table-row>
        <table:table-row table:style-name="ro5">
          <table:table-cell table:style-name="ce4" office:value-type="string">
            <text:p>Week 08</text:p>
          </table:table-cell>
          <table:table-cell table:style-name="ce8" table:formula="oooc:=[.B12]+7" office:value-type="date" office:date-value="2007-07-16">
            <text:p>Jul 16, 2007</text:p>
          </table:table-cell>
          <table:table-cell table:style-name="ce8" table:formula="oooc:=[.B14]+5" office:value-type="date" office:date-value="2007-07-21">
            <text:p>Jul 21, 2007</text:p>
          </table:table-cell>
          <table:table-cell office:value-type="string">
            <text:p>Investigate, review with mentor, decide on whether to use base conduit classes for new or existing conduit. <text:s/>Plan approach. <text:s/>Review with mentor. <text:s/>Ensure no misses between needed work and design of base conduit code.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Week 09</text:p>
          </table:table-cell>
          <table:table-cell table:style-name="ce8" table:formula="oooc:=[.B14]+7" office:value-type="date" office:date-value="2007-07-23">
            <text:p>Jul 23, 2007</text:p>
          </table:table-cell>
          <table:table-cell table:style-name="ce8" table:formula="oooc:=[.B15]+5" office:value-type="date" office:date-value="2007-07-28">
            <text:p>Jul 28, 2007</text:p>
          </table:table-cell>
          <table:table-cell office:value-type="string">
            <text:p>Code concrete implementation of base conduit code.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Week 10</text:p>
          </table:table-cell>
          <table:table-cell table:style-name="ce8" table:formula="oooc:=[.B15]+7" office:value-type="date" office:date-value="2007-07-30">
            <text:p>Jul 30, 2007</text:p>
          </table:table-cell>
          <table:table-cell table:style-name="ce8" table:formula="oooc:=[.B16]+5" office:value-type="date" office:date-value="2007-08-04">
            <text:p>Aug 4, 2007</text:p>
          </table:table-cell>
          <table:table-cell office:value-type="string">
            <text:p>Continue concrete implementation of base conduit code. <text:s/>Begin creating test cases and cppunit classes for easy testability of conduit.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Week 11</text:p>
          </table:table-cell>
          <table:table-cell table:style-name="ce8" table:formula="oooc:=[.B16]+7" office:value-type="date" office:date-value="2007-08-06">
            <text:p>Aug 6, 2007</text:p>
          </table:table-cell>
          <table:table-cell table:style-name="ce8" table:formula="oooc:=[.B17]+5" office:value-type="date" office:date-value="2007-08-11">
            <text:p>Aug 11, 2007</text:p>
          </table:table-cell>
          <table:table-cell office:value-type="string">
            <text:p>Code review with mentor on new/updated conduit code. <text:s/>Make any necessary corrections. <text:s/>Complete conduit coding and test cases.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Week 12</text:p>
          </table:table-cell>
          <table:table-cell table:style-name="ce8" table:formula="oooc:=[.B17]+7" office:value-type="date" office:date-value="2007-08-13">
            <text:p>Aug 13, 2007</text:p>
          </table:table-cell>
          <table:table-cell table:style-name="ce8" table:formula="oooc:=[.B18]+5" office:value-type="date" office:date-value="2007-08-18">
            <text:p>Aug 18, 2007</text:p>
          </table:table-cell>
          <table:table-cell office:value-type="string">
            <text:p>Test and debug conduit code. <text:s/>Make necessary changes. <text:s/>Update test cases and cppunit classes.</text:p>
          </table:table-cell>
          <table:table-cell table:number-columns-repeated="252"/>
        </table:table-row>
        <table:table-row table:style-name="ro1">
          <table:table-cell table:style-name="ce3"/>
          <table:table-cell table:style-name="ce10" office:value-type="string" table:number-columns-spanned="3" table:number-rows-spanned="1">
            <text:p>August 20: Students upload code to code.google.com/hosting; mentors begin final evaluations; students begin final program evaluations</text:p>
          </table:table-cell>
          <table:covered-table-cell table:style-name="ce12"/>
          <table:covered-table-cell table:style-name="Default"/>
          <table:table-cell table:number-columns-repeated="252"/>
        </table:table-row>
        <table:table-row table:style-name="ro5">
          <table:table-cell table:style-name="ce4" office:value-type="string">
            <text:p>Week 13</text:p>
          </table:table-cell>
          <table:table-cell table:style-name="ce8" table:formula="oooc:=[.B18]+7" office:value-type="date" office:date-value="2007-08-20">
            <text:p>Aug 20, 2007</text:p>
          </table:table-cell>
          <table:table-cell table:style-name="ce8" table:formula="oooc:=[.B20]+5" office:value-type="date" office:date-value="2007-08-25">
            <text:p>Aug 25, 2007</text:p>
          </table:table-cell>
          <table:table-cell office:value-type="string">
            <text:p>Review deliverables, code, progress with mentor. <text:s/>Discuss any final wrap-up issues and resolve them. <text:s/>Continue testing and debugging of conduit code. Ensure code documentation is up to date, correct, and as complete as possible.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August 31: Final evaluation deadline; Google begins issuing student and mentoring organization payments</text:p>
          </table:table-cell>
          <table:covered-table-cell table:style-name="ce12"/>
          <table:covered-table-cell table:style-name="Default"/>
          <table:table-cell table:number-columns-repeated="252"/>
        </table:table-row>
        <table:table-row table:style-name="ro3">
          <table:table-cell table:style-name="ce4" office:value-type="string">
            <text:p>Week 14</text:p>
          </table:table-cell>
          <table:table-cell table:style-name="ce8" table:formula="oooc:=[.B20]+7" office:value-type="date" office:date-value="2007-08-27">
            <text:p>Aug 27, 2007</text:p>
          </table:table-cell>
          <table:table-cell table:style-name="ce8" table:formula="oooc:=[.B22]+5" office:value-type="date" office:date-value="2007-09-01">
            <text:p>Sep 1, 2007</text:p>
          </table:table-cell>
          <table:table-cell office:value-type="string">
            <text:p>Final review of all work and deliverables. <text:s/>Finish debugging, testing, writing of test cases.</text:p>
          </table:table-cell>
          <table:table-cell table:number-columns-repeated="252"/>
        </table:table-row>
        <table:table-row table:style-name="ro2" table:number-rows-repeated="6551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5">05/15/2007</text:date>, <text:time>23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ason Kasper</meta:initial-creator>
    <meta:creation-date>2007-05-15T23:03:05</meta:creation-date>
    <dc:creator>Jason Kasper</dc:creator>
    <dc:date>2007-05-15T23:53:15</dc:date>
    <dc:language>en-US</dc:language>
    <meta:editing-cycles>25</meta:editing-cycles>
    <meta:editing-duration>PT50M10S</meta:editing-duration>
    <meta:user-defined meta:name="Info 1"/>
    <meta:user-defined meta:name="Info 2"/>
    <meta:user-defined meta:name="Info 3"/>
    <meta:user-defined meta:name="Info 4"/>
    <meta:document-statistic meta:table-count="3" meta:cell-count="65"/>
  </office:meta>
</office:document-meta>
</file>